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OpenSymbol" svg:font-family="Open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style:font-name="Times New Roman1" fo:font-size="12pt" style:font-size-asian="12pt" style:font-size-complex="12pt"/>
    </style:style>
    <style:style style:name="P3" style:family="paragraph" style:parent-style-name="Text_20_body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fo:text-indent="0cm" style:auto-text-indent="false"/>
      <style:text-properties fo:font-weight="bold" style:font-weight-asian="bold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left="2.501cm" fo:margin-right="0cm" fo:text-indent="-0.635cm" style:auto-text-indent="false"/>
    </style:style>
    <style:style style:name="P8" style:family="paragraph" style:list-style-name="L1">
      <style:paragraph-properties fo:margin-left="2.501cm" fo:margin-right="0cm" fo:text-indent="-0.635cm" style:auto-text-indent="false"/>
    </style:style>
    <style:style style:name="P9" style:family="paragraph" style:list-style-name="L1"/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style:font-weight-asian="bold"/>
    </style:style>
    <style:style style:name="T5" style:family="text">
      <style:text-properties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bjia5"/>Name </text:p>
      <text:p text:style-name="P4"><text:bookmark text:name="bjia6"/>Die No<text:bookmark text:name="x9n40"/>rdmänner</text:p>
      <text:p text:style-name="P2"><text:bookmark text:name="bjia9"/></text:p>
      <text:p text:style-name="P3"><text:bookmark text:name="bjia11"/>Beschreibung </text:p>
      <text:p text:style-name="P2"><text:bookmark text:name="bjia12"/>Der Herzog will, dass ihr die Nordmänner vor der Burg auf seine Seite zieht, damit er neue Verbündete für den bevorstehenden Krieg gewinnt.</text:p>
      <text:p text:style-name="Text_20_body"><text:bookmark text:name="bjia14"/></text:p>
      <text:p text:style-name="Text_20_body"><text:bookmark text:name="bjia16"/><text:span text:style-name="T1">Typ</text:span> </text:p>
      <text:p text:style-name="Text_20_body"><text:bookmark text:name="bjia17"/>Primär </text:p>
      <text:p text:style-name="Text_20_body"><text:bookmark text:name="x9n42"/></text:p>
      <text:p text:style-name="Text_20_body"><text:bookmark text:name="x9n43"/><text:span text:style-name="T1">Auftraggeber</text:span> </text:p>
      <text:p text:style-name="Text_20_body"><text:bookmark text:name="bjia181"/>Heimrich</text:p>
      <text:p text:style-name="P1"><text:bookmark text:name="v1ic1"/></text:p>
      <text:p text:style-name="Text_20_body"><text:bookmark text:name="v1ic2"/><text:span text:style-name="T1">Verlauf</text:span> </text:p>
      <text:p text:style-name="Text_20_body"><text:bookmark text:name="bjia184"/>Die Charaktere treffen Wigberht, den Anführer der Nordmänner, vor der Burg in seinem Lager. Dieser will jedoch, dass sie<text:bookmark text:name="x9n44"/> ihr Können erst unter Beweis stellen, bevor er sich dem Herzog anschließt.</text:p>
      <text:p text:style-name="Text_20_body"><text:bookmark text:name="bjia19"/></text:p>
      <text:p text:style-name="Text_20_body"><text:bookmark text:name="bjia21"/><text:span text:style-name="T1">Ziele</text:span> </text:p>
      <text:list xml:id="list32552303" text:style-name="L1">
        <text:list-item>
          <text:p text:style-name="P6">Begebt euch zu den Nordmännern vor der Burg.</text:p>
        </text:list-item>
        <text:list-item>
          <text:p text:style-name="P7"><text:bookmark text:name="bjia27"/>Belohnung: 1000 Erfahrung</text:p>
        </text:list-item>
        <text:list-item>
          <text:p text:style-name="P7"><text:bookmark text:name="bjia29"/>Video: „Der Anführer“ </text:p>
        </text:list-item>
        <text:list-item>
          <text:p text:style-name="P6"><text:bookmark text:name="bjia31"/>Beweist eure Kampfstärke, indem ihr die Nordmänner im Kampf unterstützt.</text:p>
        </text:list-item>
        <text:list-item>
          <text:p text:style-name="P7"><text:bookmark text:name="bjia34"/>Belohnung: 5000 Erfahrung</text:p>
        </text:list-item>
        <text:list-item>
          <text:p text:style-name="P7"><text:bookmark text:name="bjia331"/>Video „Wigberht“</text:p>
        </text:list-item>
        <text:list-item>
          <text:p text:style-name="P6">Berichtet dem Herzog von eurem Erfolg.</text:p>
        </text:list-item>
        <text:list-item>
          <text:p text:style-name="P7">Belohnung: 2000 Erfahrung</text:p>
        </text:list-item>
        <text:list-item>
          <text:p text:style-name="P7">Video „Ein neues Bündnis“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OpenSymbol" svg:font-family="Open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en" fo:country="US" style:font-name-asian="Bitstream Vera Sans" style:font-size-asian="12pt" style:language-asian="en" style:country-asian="US" style:font-name-complex="Bitstream Vera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fo:line-height="100%" fo:text-align="start" style:justify-single-word="false" fo:hyphenation-ladder-count="no-limit" fo:text-indent="0cm" style:auto-text-indent="false" fo:background-color="transparent" style:writing-mode="lr-tb">
        <style:tab-stops/>
        <style:background-image/>
      </style:paragraph-properties>
      <style:text-properties fo:font-variant="normal" fo:text-transform="none" fo:color="#000000" style:text-line-through-style="none" style:text-position="0% 58%" fo:language="de" fo:country="DE" fo:font-style="normal" fo:text-shadow="none" style:text-underline-style="none" fo:font-weight="normal" style:text-underline-mode="continuous" style:text-line-through-mode="continuous" fo:background-color="transparen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top="0.423cm" fo:margin-bottom="0.499cm" fo:keep-with-next="always"/>
      <style:text-properties style:font-name="Times New Roman" fo:font-size="24pt" fo:font-weight="bold"/>
    </style:style>
    <style:style style:name="List" style:family="paragraph" style:parent-style-name="Standard" style:class="list">
      <style:paragraph-properties fo:margin-left="0cm" fo:margin-right="0cm" fo:margin-top="0cm" fo:margin-bottom="0cm" fo:text-indent="0cm" style:auto-text-indent="false"/>
      <style:text-properties fo:font-size="12pt"/>
    </style:style>
    <style:style style:name="Header" style:family="paragraph" style:parent-style-name="Standard" style:class="extra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fo:text-indent="0cm" style:auto-text-indent="false"/>
    </style:style>
    <style:style style:name="Caption" style:family="paragraph" style:parent-style-name="Standard" style:class="extra">
      <style:paragraph-properties fo:margin-top="0.212cm" fo:margin-bottom="0.212cm"/>
      <style:text-properties fo:font-size="12pt" fo:font-style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Index" style:family="paragraph" style:parent-style-name="Standard" style:class="index">
      <style:paragraph-properties text:number-lines="false" text:line-number="0"/>
      <style:text-properties fo:font-size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fo:background-color="transparent" style:background-transparency="100%" fo:padding="0cm" fo:border="none">
        <style:background-image/>
      </style:graphic-properties>
    </style:style>
    <style:style style:name="Graphics" style:family="graphic">
      <style:graphic-properties fo:background-color="transparent" style:background-transparency="100%" fo:padding="0cm" fo:border="none">
        <style:background-image/>
      </style:graphic-properties>
    </style:style>
    <style:style style:name="OLE" style:family="graphic">
      <style:graphic-properties fo:background-color="transparent" style:background-transparency="100%" fo:padding="0cm" fo:border="none">
        <style:background-image/>
      </style:graphic-properties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Unbekannt</meta:initial-creator>
    <meta:editing-cycles>9</meta:editing-cycles>
    <meta:creation-date>2008-08-13T14:21:16</meta:creation-date>
    <dc:date>2008-10-16T13:14:49.34</dc:date>
    <meta:editing-duration>PT00H30M29S</meta:editing-duration>
    <meta:document-statistic meta:table-count="0" meta:image-count="0" meta:object-count="0" meta:page-count="1" meta:paragraph-count="20" meta:word-count="118" meta:character-count="713"/>
  </office:meta>
</office:document-meta>
</file>